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d3f88" officeooo:paragraph-rsid="001d3f88"/>
    </style:style>
    <style:style style:name="P2" style:family="paragraph" style:parent-style-name="Standard">
      <style:text-properties style:font-name="Arial" officeooo:rsid="001dfda5" officeooo:paragraph-rsid="001dfd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tationen:</text:p>
      <text:p text:style-name="P1"/>
      <text:p text:style-name="P2">Wovon hängt es ab, ob die Konsequenz einer Genmutation für die Zelle tödlich, gravierend, minimal oder irrelevant ist?</text:p>
      <text:p text:style-name="P2"/>
      <text:p text:style-name="P2">Eine Mutation in einem wichtigen Gen, das an der Kontrolle der Zellteilung beteiligt ist, kann beispielsweise tödlich sein, während eine Mutation in einem Gen mit einer geringeren Wichtigkeit für die Zellfunktionen möglicherweise nur minimale Auswirkungen hat. Eine Mutation in einer Regulatory Region des Genes kann auch Auswirkungen haben, auch wenn das Protein das durch das Gen codiert wird unverändert bleib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6T11:59:38.570000000</dc:date>
    <meta:editing-duration>PT15M59S</meta:editing-duration>
    <meta:editing-cycles>5</meta:editing-cycles>
    <meta:generator>LibreOffice/7.1.0.3$Windows_X86_64 LibreOffice_project/f6099ecf3d29644b5008cc8f48f42f4a40986e4c</meta:generator>
    <meta:document-statistic meta:table-count="0" meta:image-count="0" meta:object-count="0" meta:page-count="1" meta:paragraph-count="3" meta:word-count="79" meta:character-count="543" meta:non-whitespace-character-count="467"/>
  </office:meta>
</office:document-meta>
</file>